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?php</text:p>
      <text:p text:style-name="Standard">/**</text:p>
      <text:p text:style-name="Standard"><text:s/>* The base configuration for WordPress</text:p>
      <text:p text:style-name="Standard"><text:s/>*</text:p>
      <text:p text:style-name="Standard"><text:s/>* The wp-config.php creation script uses this file during the</text:p>
      <text:p text:style-name="Standard"><text:s/>* installation. You don't have to use the web site, you can</text:p>
      <text:p text:style-name="Standard"><text:s/>* copy this file to "wp-config.php" and fill in the values.</text:p>
      <text:p text:style-name="Standard"><text:s/>*</text:p>
      <text:p text:style-name="Standard"><text:s/>* This file contains the following configurations:</text:p>
      <text:p text:style-name="Standard"><text:s/>*</text:p>
      <text:p text:style-name="Standard"><text:s/>* * MySQL settings</text:p>
      <text:p text:style-name="Standard"><text:s/>* * Secret keys</text:p>
      <text:p text:style-name="Standard"><text:s/>* * Database table prefix</text:p>
      <text:p text:style-name="Standard"><text:s/>* * ABSPATH</text:p>
      <text:p text:style-name="Standard"><text:s/>*</text:p>
      <text:p text:style-name="Standard"><text:s/>* @link https://codex.wordpress.org/Editing_wp-config.php</text:p>
      <text:p text:style-name="Standard"><text:s/>*</text:p>
      <text:p text:style-name="Standard"><text:s/>* @package WordPress</text:p>
      <text:p text:style-name="Standard"><text:s/>*/</text:p>
      <text:p text:style-name="Standard"/>
      <text:p text:style-name="Standard">// ** MySQL settings - You can get this info from your web host ** //</text:p>
      <text:p text:style-name="Standard">/** The name of the database for WordPress */</text:p>
      <text:p text:style-name="Standard">define('DB_NAME', 'wordpress');</text:p>
      <text:p text:style-name="Standard"/>
      <text:p text:style-name="Standard">/** MySQL database username */</text:p>
      <text:p text:style-name="Standard">define('DB_USER', 'root');</text:p>
      <text:p text:style-name="Standard"/>
      <text:p text:style-name="Standard">/** MySQL database password */</text:p>
      <text:p text:style-name="Standard">define('DB_PASSWORD', '');</text:p>
      <text:p text:style-name="Standard"/>
      <text:p text:style-name="Standard">/** MySQL hostname */</text:p>
      <text:p text:style-name="Standard">define('DB_HOST', 'localhost');</text:p>
      <text:p text:style-name="Standard"/>
      <text:p text:style-name="Standard">/** Database Charset to use in creating database tables. */</text:p>
      <text:p text:style-name="Standard">define('DB_CHARSET', 'utf8mb4');</text:p>
      <text:p text:style-name="Standard"/>
      <text:p text:style-name="Standard">/** The Database Collate type. Don't change this if in doubt. */</text:p>
      <text:p text:style-name="Standard">define('DB_COLLATE', '');</text:p>
      <text:p text:style-name="Standard"/>
      <text:p text:style-name="Standard">/**#@+</text:p>
      <text:p text:style-name="Standard"><text:s/>* Authentication Unique Keys and Salts.</text:p>
      <text:p text:style-name="Standard"><text:s/>*</text:p>
      <text:p text:style-name="Standard"><text:s/>* Change these to different unique phrases!</text:p>
      <text:p text:style-name="Standard"><text:s/>* You can generate these using the {@link https://api.wordpress.org/secret-key/1.1/salt/ WordPress.org secret-key service}</text:p>
      <text:p text:style-name="Standard"><text:s/>* You can change these at any point in time to invalidate all existing cookies. This will force all users to have to log in again.</text:p>
      <text:p text:style-name="Standard"><text:s/>*</text:p>
      <text:p text:style-name="Standard"><text:s/>* @since 2.6.0</text:p>
      <text:p text:style-name="Standard"><text:s/>*/</text:p>
      <text:p text:style-name="Standard">define('AUTH_KEY', <text:s text:c="8"/>'T!/&lt;mLbjedyQ&lt;z&amp;Rm!E*0G$DP9Bu.&lt;MHc]h9]AxKzzt._gXdL[%T_:+j{w.kq&gt;m*');</text:p>
      <text:p text:style-name="Standard"><text:soft-page-break/>define('SECURE_AUTH_KEY', <text:s/>'p&gt;ue*:d*u X*t*Mh2zXN:1*!B=semb }!|Ee?,]&lt; S!2@%,X)M7w~}aCk/Bc4Jv(');</text:p>
      <text:p text:style-name="Standard">define('LOGGED_IN_KEY', <text:s text:c="3"/>'&gt;4B35=:H8+X&amp;:KqJv*r=CnXfXbzyl#J],7JhM85!gF@.;#}]cAGT]J!kf}s.hh2I');</text:p>
      <text:p text:style-name="Standard">define('NONCE_KEY', <text:s text:c="7"/>'R]3YnOic2jH0*Y7?eQ[W 6A`k4K~YVO25&gt;b1Oe&lt;!{fYRs_dI%=tloJuk0D`VH|c/');</text:p>
      <text:p text:style-name="Standard">define('AUTH_SALT', <text:s text:c="7"/>';8vn}dC%r{nO$f,a:]*/FJfZ#?d0VyIh@4p?7&lt;w0y4I|WfyR[q3TO5hx{5]NVK`j');</text:p>
      <text:p text:style-name="Standard">define('SECURE_AUTH_SALT', 'Y&gt;v}T6m-@6iwXbtcwb:gWN&lt;,=|[Hc.J_X@cR(5K6`XzUjST9bXI-:*/[x`wJ**9G');</text:p>
      <text:p text:style-name="Standard">define('LOGGED_IN_SALT', <text:s text:c="2"/>'=G~_K,Xe${;aIRH+:wwU+}@EDMPtrGb#.uGPU#YCljxv.3&gt;!TM?) Urb;Hr:b G2');</text:p>
      <text:p text:style-name="Standard">define('NONCE_SALT', <text:s text:c="6"/>'Z}x7@3QQN^S1N/&amp;FTHEtTc,PHmoT7jVMgiV3Sm8s&lt;d(t/EoH=*|W3z;`r!BDAqm8');</text:p>
      <text:p text:style-name="Standard"/>
      <text:p text:style-name="Standard">/**#@-*/</text:p>
      <text:p text:style-name="Standard"/>
      <text:p text:style-name="Standard">/**</text:p>
      <text:p text:style-name="Standard"><text:s/>* WordPress Database Table prefix.</text:p>
      <text:p text:style-name="Standard"><text:s/>*</text:p>
      <text:p text:style-name="Standard"><text:s/>* You can have multiple installations in one database if you give each</text:p>
      <text:p text:style-name="Standard"><text:s/>* a unique prefix. Only numbers, letters, and underscores please!</text:p>
      <text:p text:style-name="Standard"><text:s/>*/</text:p>
      <text:p text:style-name="Standard">$table_prefix <text:s/>= 'wp_';</text:p>
      <text:p text:style-name="Standard"/>
      <text:p text:style-name="Standard">/**</text:p>
      <text:p text:style-name="Standard"><text:s/>* For developers: WordPress debugging mode.</text:p>
      <text:p text:style-name="Standard"><text:s/>*</text:p>
      <text:p text:style-name="Standard"><text:s/>* Change this to true to enable the display of notices during development.</text:p>
      <text:p text:style-name="Standard"><text:s/>* It is strongly recommended that plugin and theme developers use WP_DEBUG</text:p>
      <text:p text:style-name="Standard"><text:s/>* in their development environments.</text:p>
      <text:p text:style-name="Standard"><text:s/>*</text:p>
      <text:p text:style-name="Standard"><text:s/>* For information on other constants that can be used for debugging,</text:p>
      <text:p text:style-name="Standard"><text:s/>* visit the Codex.</text:p>
      <text:p text:style-name="Standard"><text:s/>*</text:p>
      <text:p text:style-name="Standard"><text:s/>* @link https://codex.wordpress.org/Debugging_in_WordPress</text:p>
      <text:p text:style-name="Standard"><text:s/>*/</text:p>
      <text:p text:style-name="Standard">define('WP_DEBUG', false);</text:p>
      <text:p text:style-name="Standard"/>
      <text:p text:style-name="Standard">/* That's all, stop editing! Happy blogging. */</text:p>
      <text:p text:style-name="Standard"/>
      <text:p text:style-name="Standard">/** Absolute path to the WordPress directory. */</text:p>
      <text:p text:style-name="Standard">if ( !defined('ABSPATH') )</text:p>
      <text:p text:style-name="Standard"><text:tab/>define('ABSPATH', dirname(__FILE__) . '/');</text:p>
      <text:p text:style-name="Standard"/>
      <text:p text:style-name="Standard">/** Sets up WordPress vars and included files. */</text:p>
      <text:p text:style-name="Standard">require_once(ABSPATH . 'wp-settings.php'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2:12:09.066045330</meta:creation-date>
    <dc:date>2018-11-20T12:22:19.175943002</dc:date>
    <meta:editing-duration>PT10M11S</meta:editing-duration>
    <meta:editing-cycles>1</meta:editing-cycles>
    <meta:document-statistic meta:table-count="0" meta:image-count="0" meta:object-count="0" meta:page-count="2" meta:paragraph-count="76" meta:word-count="362" meta:character-count="2943" meta:non-whitespace-character-count="2580"/>
    <meta:generator>LibreOffice/6.0.6.2$Linux_X86_64 LibreOffice_project/00m0$Build-2</meta:generator>
  </office:meta>
</office:document-meta>
</file>